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.9366in" fo:margin-right="0in" fo:text-indent="0in" style:auto-text-indent="false" fo:background-color="transparent"/>
      <style:text-properties officeooo:rsid="00033c04" officeooo:paragraph-rsid="00033c04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0pt" officeooo:rsid="00033c04" officeooo:paragraph-rsid="00033c04" style:font-size-asian="10pt" style:font-size-complex="10pt"/>
    </style:style>
    <style:style style:name="P3" style:family="paragraph" style:parent-style-name="Standard">
      <loext:graphic-properties draw:fill="none"/>
      <style:paragraph-properties fo:background-color="transparent"/>
      <style:text-properties fo:font-size="10pt" officeooo:paragraph-rsid="0010d8da" style:font-size-asian="10pt" style:font-size-complex="10pt"/>
    </style:style>
    <style:style style:name="P4" style:family="paragraph" style:parent-style-name="Standard" style:list-style-name="L8">
      <loext:graphic-properties draw:fill="none"/>
      <style:paragraph-properties fo:background-color="transparent"/>
      <style:text-properties fo:font-size="10pt" officeooo:paragraph-rsid="0010d8da" style:font-size-asian="10pt" style:font-size-complex="10pt"/>
    </style:style>
    <style:style style:name="P5" style:family="paragraph" style:parent-style-name="Standard" style:list-style-name="L8">
      <loext:graphic-properties draw:fill="none"/>
      <style:paragraph-properties fo:background-color="transparent"/>
      <style:text-properties fo:font-size="10pt" officeooo:paragraph-rsid="000f5014" style:font-size-asian="10pt" style:font-size-complex="10pt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paragraph-rsid="000f5014" style:font-size-asian="12pt" style:font-size-complex="12pt"/>
    </style:style>
    <style:style style:name="P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bold" officeooo:rsid="00033c04" officeooo:paragraph-rsid="00033c04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1.9366in" fo:margin-right="0in" fo:text-indent="0in" style:auto-text-indent="false" fo:background-color="transparent"/>
      <style:text-properties fo:font-weight="bold" officeooo:rsid="000c9453" officeooo:paragraph-rsid="000c9453" style:font-weight-asian="bold" style:font-weight-complex="bold"/>
    </style:style>
    <style:style style:name="P9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bold" officeooo:rsid="000c9453" officeooo:paragraph-rsid="000c9453" style:font-weight-asian="bold" style:font-weight-complex="bold"/>
    </style:style>
    <style:style style:name="P10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bold" officeooo:rsid="000c9453" officeooo:paragraph-rsid="000c9453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bold" officeooo:rsid="000c9453" officeooo:paragraph-rsid="000c9453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0c9453" officeooo:paragraph-rsid="000c9453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0c9453" officeooo:paragraph-rsid="0011cf50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c9453" officeooo:paragraph-rsid="000c9453" style:font-weight-asian="bold" style:font-weight-complex="bold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0f5014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0f5014"/>
    </style:style>
    <style:style style:name="P17" style:family="paragraph" style:parent-style-name="Standard" style:list-style-name="L5">
      <loext:graphic-properties draw:fill="none"/>
      <style:paragraph-properties fo:background-color="transparent"/>
      <style:text-properties officeooo:paragraph-rsid="000f5014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11cf50" officeooo:paragraph-rsid="0011cf50" style:font-weight-asian="normal" style:font-weight-complex="normal"/>
    </style:style>
    <style:style style:name="P19" style:family="paragraph" style:parent-style-name="Text_20_body">
      <loext:graphic-properties draw:fill="none"/>
      <style:paragraph-properties fo:background-color="transparent"/>
      <style:text-properties fo:font-size="10pt" officeooo:paragraph-rsid="0010d8da" style:font-size-asian="10pt" style:font-size-complex="10pt"/>
    </style:style>
    <style:style style:name="P20" style:family="paragraph" style:parent-style-name="Text_20_body" style:list-style-name="L10">
      <style:paragraph-properties fo:margin-top="0in" fo:margin-bottom="0in" style:contextual-spacing="false"/>
      <style:text-properties fo:font-size="10pt" style:font-size-asian="10pt" style:font-size-complex="10pt"/>
    </style:style>
    <style:style style:name="P21" style:family="paragraph" style:parent-style-name="Text_20_body" style:list-style-name="L10">
      <style:text-properties fo:font-size="10pt" officeooo:paragraph-rsid="00123570" style:font-size-asian="10pt" style:font-size-complex="10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10pt" style:font-size-asian="10pt" style:font-size-complex="10pt"/>
    </style:style>
    <style:style style:name="P23" style:family="paragraph" style:parent-style-name="Text_20_body" style:list-style-name="L9">
      <style:paragraph-properties fo:margin-top="0in" fo:margin-bottom="0in" style:contextual-spacing="false"/>
      <style:text-properties fo:font-size="10pt" officeooo:paragraph-rsid="00123570" style:font-size-asian="10pt" style:font-size-complex="10pt"/>
    </style:style>
    <style:style style:name="P24" style:family="paragraph" style:parent-style-name="Text_20_body" style:list-style-name="L9">
      <style:text-properties fo:font-size="10pt" officeooo:paragraph-rsid="00123570" style:font-size-asian="10pt" style:font-size-complex="10pt"/>
    </style:style>
    <style:style style:name="P25" style:family="paragraph" style:parent-style-name="Text_20_body">
      <loext:graphic-properties draw:fill="none"/>
      <style:paragraph-properties fo:background-color="transparent"/>
      <style:text-properties fo:font-size="10pt" officeooo:paragraph-rsid="00123570" style:font-size-asian="10pt" style:font-size-complex="10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10pt" style:font-size-asian="10pt" style:font-size-complex="10pt"/>
    </style:style>
    <style:style style:name="P27" style:family="paragraph" style:parent-style-name="Text_20_body" style:list-style-name="L10">
      <style:text-properties fo:font-size="10pt" fo:font-weight="bold" officeooo:paragraph-rsid="00123570" style:font-size-asian="10pt" style:font-weight-asian="bold" style:font-size-complex="10pt" style:font-weight-complex="bold"/>
    </style:style>
    <style:style style:name="P28" style:family="paragraph" style:parent-style-name="Text_20_body" style:list-style-name="L10"/>
    <style:style style:name="P29" style:family="paragraph" style:parent-style-name="Text_20_body" style:list-style-name="L11"/>
    <style:style style:name="P30" style:family="paragraph" style:parent-style-name="Text_20_body" style:list-style-name="L11">
      <style:paragraph-properties fo:margin-top="0in" fo:margin-bottom="0in" style:contextual-spacing="false"/>
    </style:style>
    <style:style style:name="T1" style:family="text">
      <style:text-properties fo:color="#ffffff" loext:opacity="100%" fo:font-size="12pt" style:font-size-asian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33c04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033c04" style:font-size-asian="10pt" style:font-weight-asian="normal" style:font-size-complex="10pt" style:font-weight-complex="normal"/>
    </style:style>
    <style:style style:name="T6" style:family="text">
      <style:text-properties fo:font-size="10pt" fo:font-weight="bold" officeooo:rsid="00033c04" style:font-size-asian="10pt" style:font-weight-asian="bold" style:font-size-complex="10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1cf50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9453" style:font-weight-asian="bold" style:font-weight-complex="bold"/>
    </style:style>
    <style:style style:name="T11" style:family="text">
      <style:text-properties fo:font-weight="bold" officeooo:rsid="00033c04" style:font-weight-asian="bold" style:font-weight-complex="bold"/>
    </style:style>
    <style:style style:name="T12" style:family="text">
      <style:text-properties fo:font-size="12pt" fo:font-weight="bold" officeooo:rsid="000c9453" style:font-size-asian="12pt" style:font-weight-asian="bold" style:font-size-complex="12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officeooo:rsid="0011cf5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035in" fo:text-indent="-0.25in" fo:margin-left="2.503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7535in" fo:text-indent="-0.25in" fo:margin-left="2.753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035in" fo:text-indent="-0.25in" fo:margin-left="3.003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535in" fo:text-indent="-0.25in" fo:margin-left="3.253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5035in" fo:text-indent="-0.25in" fo:margin-left="3.503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7535in" fo:text-indent="-0.25in" fo:margin-left="3.753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0035in" fo:text-indent="-0.25in" fo:margin-left="4.003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2535in" fo:text-indent="-0.25in" fo:margin-left="4.253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5035in" fo:text-indent="-0.25in" fo:margin-left="4.503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7535in" fo:text-indent="-0.25in" fo:margin-left="4.753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4366in" fo:text-indent="-0.25in" fo:margin-left="3.43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6866in" fo:text-indent="-0.25in" fo:margin-left="3.68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9366in" fo:text-indent="-0.25in" fo:margin-left="3.93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866in" fo:text-indent="-0.25in" fo:margin-left="4.18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4366in" fo:text-indent="-0.25in" fo:margin-left="4.43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6866in" fo:text-indent="-0.25in" fo:margin-left="4.6866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4984in" fo:text-indent="-0.25in" fo:margin-left="2.4984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7484in" fo:text-indent="-0.25in" fo:margin-left="2.7484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984in" fo:text-indent="-0.25in" fo:margin-left="2.998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484in" fo:text-indent="-0.25in" fo:margin-left="3.2484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4984in" fo:text-indent="-0.25in" fo:margin-left="3.4984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7484in" fo:text-indent="-0.25in" fo:margin-left="3.7484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9984in" fo:text-indent="-0.25in" fo:margin-left="3.998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2484in" fo:text-indent="-0.25in" fo:margin-left="4.2484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4984in" fo:text-indent="-0.25in" fo:margin-left="4.498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7484in" fo:text-indent="-0.25in" fo:margin-left="4.7484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4366in" fo:text-indent="-0.25in" fo:margin-left="3.43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6866in" fo:text-indent="-0.25in" fo:margin-left="3.68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9366in" fo:text-indent="-0.25in" fo:margin-left="3.93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866in" fo:text-indent="-0.25in" fo:margin-left="4.18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4366in" fo:text-indent="-0.25in" fo:margin-left="4.43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6866in" fo:text-indent="-0.25in" fo:margin-left="4.6866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ola Pahnadayan</text:p>
      <text:p text:style-name="P14"><text:span text:style-name="Strong_20_Emphasis">SOFTWARE DEVELOPER</text:span><text:span text:style-name="T8"/></text:p>
      <text:p text:style-name="P18"/>
      <text:p text:style-name="P13"><text:span text:style-name="Strong_20_Emphasis"/></text:p>
      <text:p text:style-name="P9"><text:span text:style-name="Strong_20_Emphasis">Contact </text:span></text:p>
      <text:p text:style-name="P9"><text:span text:style-name="Strong_20_Emphasis"><text:span text:style-name="T4">Tehran, Iran</text:span></text:span></text:p>
      <text:p text:style-name="P12"><text:span text:style-name="Strong_20_Emphasis"><text:span text:style-name="T4">Tel: +989361067319</text:span></text:span></text:p>
      <text:p text:style-name="P12"><text:span text:style-name="Strong_20_Emphasis"><text:span text:style-name="T4">Email: mola.mp@gmail.com</text:span></text:span></text:p>
      <text:p text:style-name="P8"><text:span text:style-name="Strong_20_Emphasis"/></text:p>
      <text:p text:style-name="P7">Profile</text:p>
      <text:p text:style-name="P2">A seasoned programmer with over 20 years of experience specializing in Qt/C++ and a track record of success in GIS systems, condition monitoring, and creating robust simulation tools. Known for developing scalable, cross-platform solutions and leading innovative projects in dynamic team settings.</text:p>
      <text:p text:style-name="P1"/>
      <text:p text:style-name="P15"><text:span text:style-name="T11">WORK EXPERIENCE</text:span></text:p>
      <text:list text:style-name="L5">
        <text:list-item>
          <text:p text:style-name="P17"><text:span text:style-name="Strong_20_Emphasis"><text:span text:style-name="T3">Software Manager &amp; Developer | Datall, Tehran</text:span></text:span></text:p>
          <text:p text:style-name="P17"><text:span text:style-name="T3">May 2022 – Present</text:span></text:p>
          <text:p text:style-name="P17"><text:span text:style-name="T3">Oversee development operations and contribute to software solutions, enhancing efficiency and monitoring across platforms.</text:span></text:p>
        </text:list-item>
        <text:list-item>
          <text:p text:style-name="P17"><text:span text:style-name="Strong_20_Emphasis"><text:span text:style-name="T3">Advisory Software Engineer | Mojpardaz Alborz, Tehran</text:span></text:span></text:p>
          <text:p text:style-name="P17"><text:span text:style-name="Strong_20_Emphasis"><text:span text:style-name="T5">January 2012 – Present</text:span></text:span></text:p>
          <text:p text:style-name="P17"><text:span text:style-name="T2">Provide expert guidance on software development projects, ensuring the adoption of best practices and delivering high-quality applications.</text:span></text:p>
        </text:list-item>
        <text:list-item>
          <text:p text:style-name="P17"><text:span text:style-name="Strong_20_Emphasis"><text:span text:style-name="T2">Head Of Development | Sharif University of Technology, Tehran</text:span></text:span></text:p>
          <text:p text:style-name="P17"><text:span text:style-name="Strong_20_Emphasis"><text:span text:style-name="T4">April 2015 – May 2019 </text:span></text:span></text:p>
          <text:p text:style-name="P17"><text:span text:style-name="Strong_20_Emphasis"><text:span text:style-name="T4">Led a dynamic development team in executing strategic plans for software innovations while fostering an environment of learning and growth.</text:span></text:span></text:p>
        </text:list-item>
        <text:list-item>
          <text:p text:style-name="P17"><text:span text:style-name="Strong_20_Emphasis"><text:span text:style-name="T2">Senior Software Engineer | Mojpardaz Basir, Tehran</text:span></text:span></text:p>
          <text:p text:style-name="P17"><text:span text:style-name="Strong_20_Emphasis"><text:span text:style-name="T4">January 2008 – January 2012 </text:span></text:span></text:p>
          <text:p text:style-name="P17"><text:span text:style-name="Strong_20_Emphasis"><text:span text:style-name="T4">Promoted software excellence and problem-solving acumen, driving the creation of cutting-edge applications for various needs.</text:span></text:span></text:p>
        </text:list-item>
      </text:list>
      <text:p text:style-name="P16"><text:span text:style-name="T11"/></text:p>
      <text:p text:style-name="P6"><text:span text:style-name="T11">EDUCATION</text:span></text:p>
      <text:p text:style-name="P16"><text:span text:style-name="T3">* Bachelor of Software Engineering</text:span></text:p>
      <text:p text:style-name="P16"><text:span text:style-name="T6"/></text:p>
      <text:p text:style-name="P6"><text:span text:style-name="T10">Skills</text:span></text:p>
      <text:p text:style-name="P16"/>
      <text:list text:style-name="L8">
        <text:list-item>
          <text:p text:style-name="P5">Proficient in Qt/C++/QML and Boost/C++ for robust hardware and software interfacing.</text:p>
        </text:list-item>
        <text:list-item>
          <text:p text:style-name="P5">Skilled in socket programming and multithreading to support asynchronous task management.</text:p>
        </text:list-item>
        <text:list-item>
          <text:p text:style-name="P5">Database management using PostgreSQL, SQLite, and Microsoft SQL Server.</text:p>
        </text:list-item>
        <text:list-item>
          <text:p text:style-name="P5">Development of cross-platform software for Linux and Windows operating systems.</text:p>
        </text:list-item>
        <text:list-item>
          <text:p text:style-name="P5">Extensive Python programming for scripting and automation.</text:p>
        </text:list-item>
        <text:list-item>
          <text:p text:style-name="P5">Proficient in user experience optimization for desktop applications.</text:p>
        </text:list-item>
        <text:list-item>
          <text:p text:style-name="P5">Utilization of OpenSceneGraph, Osgearth, and Quantum GIS for sophisticated GIS applications.</text:p>
        </text:list-item>
        <text:list-item>
          <text:p text:style-name="P5">Software deployment using Cmake and version control with Git.</text:p>
        </text:list-item>
        <text:list-item>
          <text:p text:style-name="P4">Experience with virtualization tools such as Linux KVM and multimedia frameworks such as Gstreamer.</text:p>
        </text:list-item>
        <text:list-item>
          <text:p text:style-name="P4">Design skills including Inkscake, Gimp, and Blender for creative project needs.</text:p>
        </text:list-item>
      </text:list>
      <text:p text:style-name="P3"/>
      <text:p text:style-name="P19"><text:span text:style-name="Strong_20_Emphasis"><text:span text:style-name="T13">Projects</text:span></text:span></text:p>
      <text:list text:style-name="L10">
        <text:list-item>
          <text:p text:style-name="P28"><text:span text:style-name="Strong_20_Emphasis"><text:span text:style-name="T2">GIS Applications:</text:span></text:span></text:p>
          <text:list>
            <text:list-item>
              <text:p text:style-name="P20">Executed projects involving interactive GUI designs with QML/Qt/C++ for 2D visualization and Qt/OsgEarth/C++ for 3D models. </text:p>
            </text:list-item>
            <text:list-item>
              <text:p text:style-name="P20"><text:soft-page-break/>Developed custom protocols over TCP/IP for data communication and utilized PostgreSQL with PostGIS for spatial data management. </text:p>
            </text:list-item>
          </text:list>
        </text:list-item>
        <text:list-item>
          <text:p text:style-name="P28"><text:span text:style-name="Strong_20_Emphasis"><text:span text:style-name="T2">Condition Monitoring Systems:</text:span></text:span></text:p>
          <text:list>
            <text:list-item>
              <text:p text:style-name="P20">Created a modular server with Drogon/C++, incorporating a PostgreSQL backend, OPCUA Server &amp; Client, that collectively power desktop monitoring software. </text:p>
            </text:list-item>
          </text:list>
        </text:list-item>
        <text:list-item>
          <text:p text:style-name="P28"><text:span text:style-name="Strong_20_Emphasis"><text:span text:style-name="T2">Simulation Tools:</text:span></text:span></text:p>
          <text:list>
            <text:list-item>
              <text:p text:style-name="P21">Designed a suite of simulators, including AIS and Vibrating Sensor Data simulators, reinforcing test-driven development and validating the integrity of software solutions. </text:p>
            </text:list-item>
          </text:list>
        </text:list-item>
        <text:list-item>
          <text:p text:style-name="P27">Open Source Contributions:</text:p>
        </text:list-item>
      </text:list>
      <text:list text:style-name="L11">
        <text:list-item>
          <text:list>
            <text:list-item>
              <text:p text:style-name="P26">Fedora Core 6: Contributed to theme development and enhancements. </text:p>
            </text:list-item>
            <text:list-item>
              <text:p text:style-name="P30"><text:span text:style-name="T2">Project Atlas: Integrated Linux build process (</text:span><text:a xlink:type="simple" xlink:href="https://github.com/tqjxlm/Atlas" office:target-frame-name="_new" xlink:show="replace" text:style-name="Internet_20_link" text:visited-style-name="Visited_20_Internet_20_Link"><text:span text:style-name="T2">https://github.com/tqjxlm/Atlas</text:span></text:a><text:span text:style-name="T2">). </text:span></text:p>
            </text:list-item>
            <text:list-item>
              <text:p text:style-name="P30"><text:span text:style-name="T2">Qt Contributions: Added PostgreSQL notification to Qt (</text:span><text:a xlink:type="simple" xlink:href="https://bugreports.qt.io/browse/QTBUG-17826" office:target-frame-name="_new" xlink:show="replace" text:style-name="Internet_20_link" text:visited-style-name="Visited_20_Internet_20_Link"><text:span text:style-name="T2">https://bugreports.qt.io/browse/QTBUG-17826</text:span></text:a><text:span text:style-name="T2">). </text:span></text:p>
            </text:list-item>
            <text:list-item>
              <text:p text:style-name="P30"><text:span text:style-name="T2">Developed and maintained Qt Widgets like QSpectrum (</text:span><text:a xlink:type="simple" xlink:href="https://github.com/mola/QSpectrum" office:target-frame-name="_new" xlink:show="replace" text:style-name="Internet_20_link" text:visited-style-name="Visited_20_Internet_20_Link"><text:span text:style-name="T2">https://github.com/mola/QSpectrum</text:span></text:a><text:span text:style-name="T2">) and QtPieMenu (</text:span><text:a xlink:type="simple" xlink:href="https://github.com/mola/QtPieMenu" office:target-frame-name="_new" xlink:show="replace" text:style-name="Internet_20_link" text:visited-style-name="Visited_20_Internet_20_Link"><text:span text:style-name="T2">https://github.com/mola/QtPieMenu</text:span></text:a><text:span text:style-name="T2">). </text:span></text:p>
            </text:list-item>
            <text:list-item>
              <text:p text:style-name="P29"><text:span text:style-name="T2">Additional projects and contributions detailed at </text:span><text:a xlink:type="simple" xlink:href="https://github.com/mola" office:target-frame-name="_new" xlink:show="replace" text:style-name="Internet_20_link" text:visited-style-name="Visited_20_Internet_20_Link"><text:span text:style-name="T2">https://github.com/mola</text:span></text:a><text:span text:style-name="T2">. </text:span></text:p>
            </text:list-item>
          </text:list>
        </text:list-item>
      </text:list>
      <text:p text:style-name="P3"/>
      <text:p text:style-name="P3"/>
      <text:p text:style-name="P25"><text:span text:style-name="Strong_20_Emphasis"><text:span text:style-name="T13">Languages</text:span></text:span></text:p>
      <text:list text:style-name="L9">
        <text:list-item>
          <text:p text:style-name="P23">Fluent in Persian </text:p>
        </text:list-item>
        <text:list-item>
          <text:p text:style-name="P24">Proficient in English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0:18:09.511197963</meta:creation-date>
    <dc:date>2024-09-15T11:26:02.328380845</dc:date>
    <meta:editing-duration>PT1H49M54S</meta:editing-duration>
    <meta:editing-cycles>13</meta:editing-cycles>
    <meta:generator>LibreOffice/24.2.5.2$Linux_X86_64 LibreOffice_project/420$Build-2</meta:generator>
    <meta:print-date>2024-09-15T11:10:42.655243986</meta:print-date>
    <meta:printed-by>PDF files</meta:printed-by>
    <meta:document-statistic meta:table-count="0" meta:image-count="0" meta:object-count="0" meta:page-count="2" meta:paragraph-count="51" meta:word-count="446" meta:character-count="3289" meta:non-whitespace-character-count="2913"/>
  </office:meta>
</office:document-meta>
</file>